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8F0000016903F66CC7BC77BFB1.png" manifest:media-type="image/png"/>
  <manifest:file-entry manifest:full-path="Pictures/1000101700001EE600001BFF88DB7DB7F1287425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ngsana New2" svg:font-family="'Angsana New'"/>
    <style:font-face style:name="Liberation Mono" svg:font-family="'Liberation Mono'" style:font-family-generic="modern" style:font-pitch="fixed"/>
    <style:font-face style:name="Angsana New" svg:font-family="'Angsana New'" style:font-pitch="variable"/>
    <style:font-face style:name="Garuda" svg:font-family="Garud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0f158fb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9d4ac8" officeooo:paragraph-rsid="00fbc6ec" style:font-size-asian="12pt" style:font-name-complex="Garuda" style:font-size-complex="12pt"/>
    </style:style>
    <style:style style:name="P3" style:family="paragraph" style:parent-style-name="Footer">
      <style:paragraph-properties fo:text-align="center" style:justify-single-word="false"/>
      <style:text-properties style:font-name="Garuda" fo:font-size="10pt" officeooo:rsid="00f5e53f" officeooo:paragraph-rsid="011ffd6c" style:font-size-asian="10pt" style:font-name-complex="Garuda" style:font-size-complex="10pt"/>
    </style:style>
    <style:style style:name="P4" style:family="paragraph" style:parent-style-name="Header">
      <style:paragraph-properties fo:line-height="90%" fo:text-align="end" style:justify-single-word="false"/>
      <style:text-properties officeooo:paragraph-rsid="011ffd6c"/>
    </style:style>
    <style:style style:name="P5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1ffd6c" style:font-size-asian="10pt" style:font-style-asian="italic" style:font-name-complex="Garuda" style:font-size-complex="10pt" style:font-style-complex="italic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0fe8ac4" officeooo:paragraph-rsid="00fe8ac4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12e1f" officeooo:paragraph-rsid="01012e1f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12e1f" officeooo:paragraph-rsid="01013b01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13b01" officeooo:paragraph-rsid="01013b01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1aa6c" officeooo:paragraph-rsid="0101aa6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51270" officeooo:paragraph-rsid="01051270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81edc" officeooo:paragraph-rsid="01081ed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a0df2" officeooo:paragraph-rsid="010a0df2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a7882" officeooo:paragraph-rsid="010a7882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b97c2" officeooo:paragraph-rsid="010b97c2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cb4b2" officeooo:paragraph-rsid="010cb4b2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ce032" officeooo:paragraph-rsid="010ce032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dd267" officeooo:paragraph-rsid="010dd267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f3db1" officeooo:paragraph-rsid="010f3db1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10c9fc" officeooo:paragraph-rsid="0110c9f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0c9fc" officeooo:paragraph-rsid="01123f25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23fe6" officeooo:paragraph-rsid="01123fe6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3f6e7" officeooo:paragraph-rsid="0113f6e7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4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44161" officeooo:paragraph-rsid="01144161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5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4eeba" officeooo:paragraph-rsid="0114eeba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50f00" officeooo:paragraph-rsid="01150f00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7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623b1" officeooo:paragraph-rsid="011623b1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8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68005" officeooo:paragraph-rsid="01168005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114d30a"/>
    </style:style>
    <style:style style:name="P3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114d30a" officeooo:paragraph-rsid="0114d30a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33" style:family="paragraph">
      <loext:graphic-properties draw:fill="gradient" draw:fill-gradient-name="London_20_Mist"/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T1" style:family="text">
      <style:text-properties style:font-name="Garuda" fo:font-size="10pt" officeooo:rsid="0014c53f" style:font-size-asian="10pt" style:font-name-complex="Garuda" style:font-size-complex="10pt"/>
    </style:style>
    <style:style style:name="T2" style:family="text">
      <style:text-properties style:font-name="Garuda" fo:font-size="10pt" officeooo:rsid="0048f5a9" style:font-size-asian="10pt" style:font-name-complex="Garuda" style:font-size-complex="10pt"/>
    </style:style>
    <style:style style:name="T3" style:family="text">
      <style:text-properties style:font-name="Garuda" fo:font-size="10pt" officeooo:rsid="0101f2a9" style:font-size-asian="10pt" style:font-name-complex="Garuda" style:font-size-complex="10pt"/>
    </style:style>
    <style:style style:name="T4" style:family="text">
      <style:text-properties style:font-size-complex="8pt"/>
    </style:style>
    <style:style style:name="T5" style:family="text">
      <style:text-properties fo:font-size="8pt" style:font-size-complex="8pt"/>
    </style:style>
    <style:style style:name="T6" style:family="text">
      <style:text-properties fo:font-size="8pt" officeooo:rsid="0101f2a9" style:font-size-complex="8pt"/>
    </style:style>
    <style:style style:name="T7" style:family="text">
      <style:text-properties officeooo:rsid="01078ef8"/>
    </style:style>
    <style:style style:name="T8" style:family="text">
      <style:text-properties officeooo:rsid="00fc90cc"/>
    </style:style>
    <style:style style:name="T9" style:family="text">
      <style:text-properties officeooo:rsid="01013b01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013b01" style:font-weight-asian="bold" style:font-weight-complex="bold"/>
    </style:style>
    <style:style style:name="T13" style:family="text">
      <style:text-properties fo:font-weight="bold" officeooo:rsid="010429f4" style:font-weight-asian="bold" style:font-weight-complex="bold"/>
    </style:style>
    <style:style style:name="T14" style:family="text">
      <style:text-properties fo:font-weight="bold" officeooo:rsid="010b97c2" style:font-weight-asian="bold" style:font-weight-complex="bold"/>
    </style:style>
    <style:style style:name="T15" style:family="text">
      <style:text-properties fo:font-weight="bold" officeooo:rsid="0114d30a" style:font-weight-asian="bold" style:font-weight-complex="bold"/>
    </style:style>
    <style:style style:name="T16" style:family="text">
      <style:text-properties fo:font-weight="bold" officeooo:rsid="010f3db1" style:font-weight-asian="bold" style:font-weight-complex="bold"/>
    </style:style>
    <style:style style:name="T17" style:family="text">
      <style:text-properties officeooo:rsid="010429f4"/>
    </style:style>
    <style:style style:name="T18" style:family="text">
      <style:text-properties officeooo:rsid="0106a4e2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bold" officeooo:rsid="0114d30a" style:font-style-asian="italic" style:font-weight-asian="bold" style:font-style-complex="italic" style:font-weight-complex="bold"/>
    </style:style>
    <style:style style:name="T21" style:family="text">
      <style:text-properties officeooo:rsid="010a7882"/>
    </style:style>
    <style:style style:name="T22" style:family="text">
      <style:text-properties officeooo:rsid="010b97c2"/>
    </style:style>
    <style:style style:name="T23" style:family="text">
      <style:text-properties officeooo:rsid="0110c9fc"/>
    </style:style>
    <style:style style:name="T24" style:family="text">
      <style:text-properties officeooo:rsid="01123f25"/>
    </style:style>
    <style:style style:name="T25" style:family="text">
      <style:text-properties officeooo:rsid="01123fe6"/>
    </style:style>
    <style:style style:name="T26" style:family="text">
      <style:text-properties officeooo:rsid="0113f6e7"/>
    </style:style>
    <style:style style:name="T27" style:family="text">
      <style:text-properties officeooo:rsid="01144161"/>
    </style:style>
    <style:style style:name="T28" style:family="text">
      <style:text-properties officeooo:rsid="0114d30a"/>
    </style:style>
    <style:style style:name="T29" style:family="text">
      <style:text-properties fo:color="#000000" loext:opacity="100%" style:font-name="Garuda" fo:font-size="12pt" fo:letter-spacing="normal" fo:font-style="normal" fo:font-weight="normal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30" style:family="text">
      <style:text-properties fo:color="#000000" loext:opacity="100%" style:font-name="Garuda" fo:font-size="12pt" fo:letter-spacing="normal" fo:font-style="normal" fo:font-weight="normal" officeooo:rsid="0114d30a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31" style:family="text">
      <style:text-properties fo:color="#000000" loext:opacity="100%" style:font-name="Garuda" fo:font-size="12pt" fo:letter-spacing="normal" fo:font-style="normal" fo:font-weight="normal" officeooo:rsid="011d44da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32" style:family="text">
      <style:text-properties fo:color="#000000" loext:opacity="100%" style:font-name="Garuda" fo:font-size="12pt" fo:letter-spacing="normal" fo:font-style="normal" fo:font-weight="bold" fo:background-color="#ffffff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33" style:family="text">
      <style:text-properties fo:color="#000000" loext:opacity="100%" style:font-name="Garuda" fo:font-size="12pt" fo:letter-spacing="normal" fo:font-style="normal" fo:font-weight="bold" officeooo:rsid="0114d30a" fo:background-color="#ffffff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34" style:family="text">
      <style:text-properties officeooo:rsid="011623b1"/>
    </style:style>
    <style:style style:name="T35" style:family="text">
      <style:text-properties officeooo:rsid="0101f2a9"/>
    </style:style>
    <style:style style:name="T36" style:family="text">
      <style:text-properties officeooo:rsid="01037ddb"/>
    </style:style>
    <style:style style:name="T37" style:family="text">
      <style:text-properties fo:color="#ffffff" loext:opacity="100%" style:font-name="Garuda" fo:font-size="32pt" style:font-size-asian="32pt" style:font-name-complex="Garuda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4" draw:name="Shape1_3" draw:style-name="gr2" draw:text-style-name="P33" svg:width="17.001cm" svg:height="2.001cm" svg:x="0cm" svg:y="0cm"><text:p text:style-name="P32"><text:span text:style-name="T37">8</text:span><text:span text:style-name="T37">.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อ</text:span><text:span text:style-name="T37">ภ</text:span><text:span text:style-name="T37">ิ</text:span><text:span text:style-name="T37">ธ</text:span><text:span text:style-name="T37">า</text:span><text:span text:style-name="T37">น</text:span><text:span text:style-name="T37">ศ</text:span><text:span text:style-name="T37">ั</text:span><text:span text:style-name="T37">พ</text:span><text:span text:style-name="T37">ท</text:span><text:span text:style-name="T37">์</text:span></text:p><draw:enhanced-geometry svg:viewBox="0 0 21600 21600" draw:type="rectangle" draw:enhanced-path="M 0 0 L 21600 0 21600 21600 0 21600 0 0 Z N"/></draw:custom-shape></text:p>
      <text:p text:style-name="P1"><text:tab/>คำศัพท์เกี่ยวกับ <text:span text:style-name="T8">Linux อาจจะดูสับสนและทำให้ท้อในช่วงแรก อภิธานศัพท์นี้จะครอบคลุม <text:s text:c="2"/>คำศัพท์ที่ใช้ในคู่มือนี้เพื่อช่วยในการเริ่มต้น</text:span></text:p>
      <text:list xml:id="list538506505" text:style-name="L1">
        <text:list-item>
          <text:p text:style-name="P6"><text:span text:style-name="T11">Applet:</text:span> โปรแกรมที่ออกแบบให้ถูกเรียกโดยแอปพลิเคชันอื่น ๆ ต่างจากแอปพลิเคชันปกติในการที่ไม่สามารถถูกเรียกจากระบบปฏิบัติการโดยตรงได้</text:p>
        </text:list-item>
        <text:list-item>
          <text:p text:style-name="P6"><text:span text:style-name="T11">Backend หรือ Back-end:</text:span> หลาย ๆ ส่วนจากโปรแกรมหนึ่ง ที่ประมวลผล User input ที่ป้อนเข้ามาทาง Frontend <text:span text:style-name="T18">(</text:span>ดู Frontend)</text:p>
        </text:list-item>
        <text:list-item>
          <text:p text:style-name="P7"><text:span text:style-name="T11">Backport:</text:span> แพ็กเกจที่ถูกคอมไพล์ใหม่สำหรับใช้กับดิสโทรที่ออกมาก่อนแล้ว เพื่อให้ได้ใช้ซอฟต์แวร์ล่าสุด</text:p>
        </text:list-item>
        <text:list-item>
          <text:p text:style-name="P8"><text:span text:style-name="T11">BASH:</text:span> Shell เริ่มต้นบนระบบปฏิบัติการ <text:span text:style-name="T9">Linux ส่วนใหญ่ รวมถึง Mac OS X ย่อมาจาก Bourne-again Shell</text:span></text:p>
        </text:list-item>
        <text:list-item>
          <text:p text:style-name="P8"><text:span text:style-name="T12">BitTorrent หรือ bit-torrent, torrent:</text:span><text:span text:style-name="T9"> วิธีการส่งต่อ/กระจายไฟล์ขนาดใหญ่ที่คิดค้นโดย Bram Cohen ไม่ต้องมีบุคคลใดบุคคลหนึ่งเป็นผู้ให้ฮาร์ดแวร์ Hosting หรือ Bandwidth</text:span></text:p>
        </text:list-item>
        <text:list-item>
          <text:p text:style-name="P9"><text:span text:style-name="T11">Boot block:</text:span> พื้นที่ของดิสก์นอกเหนือจาก MBR ที่มีข้อมูลในการโหลดระบบปฏิบัติการที่ต้องใช้ในการเริ่มการทำงานของคอมพิวเตอร์</text:p>
        </text:list-item>
        <text:list-item>
          <text:p text:style-name="P10"><text:span text:style-name="T11">Bootloader:</text:span> โปรแกรมที่เลือกระบบปฏิบัติการที่จะโหลดในช่วงแรกหลังจาก BIOS เริ่มการทำงานของฮาร์ดแวร์ มีขนาดเล็กมาก ใช้ในการส่งต่อการควบคุมเครื่องไปยังเคอร์เนลของระบบปฏิบัติการ Bootloader ขั้นสูงจะมีเมนูที่สามารถเลือกได้หลายระบบปฏิบัติการ</text:p>
        </text:list-item>
        <text:list-item>
          <text:p text:style-name="P10"><text:span text:style-name="T11">Chainloading หรือ </text:span><text:span text:style-name="T13">Chain loading</text:span><text:span text:style-name="T11">:</text:span> แทนที่จะโหลดระบบปฏิบัติการโดยตรง <text:span text:style-name="T17">Boot Manager เช่น GRUB สามารถใช้ Chain loading ในการส่งต่อการควบคุมจาก GRUB ไปยัง Boot sector ที่พาร์ติชันหนึ่งในฮาร์ดดิสก์ได้ Boot sector เป้าหมายจะถูกโหลดจากดิสก์ (แทนที่ Boot sector จากเดิมที่โหลดโดย Boot manager เอง) และโปรแกรมบูตใหม่จะเริ่มทำงาน นอกเหนือไปจากกรณีที่จำเป็น เช่น การโหลด Windows จาก GRUB <text:s/>ข้อดีของ Chainloading คือแต่ละระบบปฏิบัติการในฮาร์ดไดรฟ์ ซึ่งอาจมีอยู่จำนวนมาก จะรับผิดชอบการบูตใน Boot sector ของตัวเอง เพื่อให้ GRUB ที่อยู่ใน MBR ไม่จำเป็นต้องถูกเขียนใหม่ทุกครั้งเมื่อมีการเปลี่ยนแปลง GRUB สามารถ Chainload ข้อมูลที่เกี่ยวข้องจาก Boot sector ของพาร์ติชันที่กำหนด ไม่ว่าจะถูกเปลี่ยนแปลงจากการบูตครั้งก่อนหน้าหรือไม่ก็ตาม</text:span></text:p>
        </text:list-item>
        <text:list-item>
          <text:p text:style-name="P11"><text:soft-page-break/><text:span text:style-name="T11">Cheat code:</text:span> Code ที่สามารถใช้ในการบูต LiveMedium เพื่อปรับเปลี่ยนตัวเลือก <text:s text:c="4"/>ในการบูตและส่งต่อไปยังระบบปฏิบัติการ MX Linux เพื่อตั้งพารามิเตอร์สำหรับแต่ละ Environment</text:p>
        </text:list-item>
        <text:list-item>
          <text:p text:style-name="P11"><text:span text:style-name="T11">Command Line Interface (CLI):</text:span> อาจเรียกคอนโซล, เทอร์มินัล, Command Prompt, Shell หรือ bash เป็น Text-Interface แบบ UNIX ที่ MS-DOS ถูกออกแบบมาคล้ายกัน คอนโซล Root เป็นส่วนที่จะมีสิทธิ์ Admin เมื่อใส่รหัสผ่าน Root</text:p>
        </text:list-item>
        <text:list-item>
          <text:p text:style-name="P11"><text:span text:style-name="T11">Desktop Environment:</text:span> ซอฟต์แวร์ที่ให้เดสก์ท็อปกราฟิก (หน้าต่าง ไอคอน เดสก์ท็อป Taskbar ฯลฯ) สำหรับผู้ใช้งาน</text:p>
        </text:list-item>
        <text:list-item>
          <text:p text:style-name="P11"><text:span text:style-name="T11">Disk Image:</text:span> ไฟล์ที่ประกอบด้วยเนื้อหาและโครงสร้างของพื้นที่จัดเก็บข้อมูลหรืออุปกรณ์อย่างฮาร์ดไดรฟ์หรือ <text:span text:style-name="T18">DVD (ดู ISO)</text:span></text:p>
        </text:list-item>
        <text:list-item>
          <text:p text:style-name="P12"><text:span text:style-name="T11">Distribution:</text:span> Linux Distribution หรือ <text:span text:style-name="T11">distro</text:span> เป็นการรวบรวมเคอร์เนล Linux แพ็กเกจซอฟต์แวร์ GNU ต่าง ๆ และเดสก์ท็อปหรือ Window managers ที่แตกต่างกันออกไป ซึ่งแตกต่างจาก Proprietary code ที่ใช้โดยระบบปฏิบัติการของ Apple และ Microsoft ตรงที่ GNU/Linux เป็นซอฟต์แวร์ฟรีและ Open-Source ที่ทุก ๆ คนสามารถ Build จากสิ่งที่มีอยู่แล้ว พัฒนาต่อ และสร้างวิสัยทัศน์ใหม่สำหรับระบบปฏิบัติการ GNU/Linux โดย MX Linux เป็น Distro ที่อยู่บนฐานของตระกูล Debian</text:p>
        </text:list-item>
        <text:list-item>
          <text:p text:style-name="P12"><text:span text:style-name="T11">File System หรือ Filesystem:</text:span> หมายถึงการจัดระเบียบ/รูปแบบในการจัดเก็บไฟล์ในอุปกรณ์ความจำของคอมพิวเตอร์ที่สามารถถูกตรวจพบได้โดยระบบปฏิบัติการ เช่น ระบบไฟล์ NTFS และ FAT32 ของ Windows หรือ ext3, ext4 และ ReiserFS ของ Linux เป็นต้น และยังหมายถึงวิธีที่ใช้ในการเข้ารหัสข้อมูลไบนารีในฮาร์ดไดรฟ์ <text:s text:c="4"/>แฟลชไดรฟ์ Floppy ฯลฯ</text:p>
        </text:list-item>
        <text:list-item>
          <text:p text:style-name="P13"><text:span text:style-name="T11">Firmware:</text:span> โปรแกรมและโครงสร้างข้อมูลเล็ก ๆ ที่ควบคุมอุปกรณ์อิเล็กทรอนิกส์</text:p>
        </text:list-item>
        <text:list-item>
          <text:p text:style-name="P13"><text:span text:style-name="T11">Free-as-in-speech:</text:span> คำว่า Free ในภาษาอังกฤษมี 2 ความหมาย คือ 1) ไม่มีค่าใช้จ่าย และ 2) ไม่มีข้อจำกัด ในคอมมูนิตี้ซอฟต์แวร์โอเพนซอร์สอธิบายความแตกต่างได้ดังนี้ คือ 1) “free” as in beer เทียบกับ 2) “free” as in speech โดยทั่วไปแล้ว คำว่า <text:span text:style-name="T19">Freeware</text:span> จะหมายถึงซอฟต์แวร์ที่ไม่ต้องเสียเงิน ในขณะที่ Free software จะหมายถึง ซอฟต์แวร์โอเพนซอร์สที่ใช้สัญญาอนุญาตแบบโอเพนซอร์ส</text:p>
        </text:list-item>
        <text:list-item>
          <text:p text:style-name="P13"><text:span text:style-name="T11">Frontend หรือ Front-end:</text:span> ส่วนของซอฟต์แวร์ที่ติดต่อกับผู้ใช้โดยตรง <text:span text:style-name="T21">(ดู Backend)</text:span></text:p>
        </text:list-item>
        <text:list-item>
          <text:p text:style-name="P14"><text:span text:style-name="T11">GPL:</text:span> GNU General Public License เป็นสัญญาอนุญาตที่ถูกใช้โดยแอปพลิเคชัน <text:s text:c="4"/>โอเพนซอร์สจำนวนมาก กำหนดไว้ว่าคุณสามารถเปิดดู แก้ไข และเผยแพร่ซอร์สโค้ดของแอปพลิเคชันภายใต้สัญญาอนุญาตนี้ ภาตใต้ข้อจำกัดบางอย่าง แต่คุณไม่สามารถเผยแพร่โค้ดนั้นได้ หากไม่เผยแพร่ซอร์สโค้ดไปด้วยเมื่อมีผู้ใดต้องการ</text:p>
        </text:list-item>
        <text:list-item>
          <text:p text:style-name="P14"><text:soft-page-break/><text:span text:style-name="T11">GPT:</text:span> รูปแบบการจัดพาร์ติชันที่ใช้โดย UEFI</text:p>
        </text:list-item>
        <text:list-item>
          <text:p text:style-name="P14"><text:span text:style-name="T11">Graphical User Interface (GUI):</text:span> หมายถึงอินเทอร์เฟซของโปรแกรม หรือระบบ <text:s/>ปฏิบัติการที่ใช้ภาพ (ไอคอน หน้าต่าง ฯลฯ) ตรงข้ามกับอินเทอร์เฟซแบบข้อความ (Command line)</text:p>
        </text:list-item>
        <text:list-item>
          <text:p text:style-name="P14"><text:span text:style-name="T14">H</text:span><text:span text:style-name="T11">ome directory:</text:span> หนึ่งใน 17 ไดเรกทอรี top-level ที่แยกออกมาจากไดเรกทอรี root ใน MX Linux ซึ่ง /home นั้นมีไดเรกทอรีย่อยสำหรับทุกผู้ใช้ที่มีอยู่ในระบบ เจ้าของไดเรกทอรี home มีสิทธิ์อ่านและเขียนอย่างเต็มรูปแบบ นอกจากนี้ ไฟล์การตั้งค่าเฉพาะผู้ใช้สำหรับโปรแกรมที่ติดตั้งอยู่ถูกจัดเก็บไว้ในไดเรกทอรีย่อยที่ซ่อนอยู่ใน <text:s text:c="9"/>/<text:span text:style-name="T22">home/ชื่อผู้ใช้/ เช่นเดียวกับอีเมลที่ถูกดาวน์โหลด ไฟล์อื่น ๆ ที่ถูกดาวน์โหลดจะแสดงขึ้นในไดเรกทอรีย่อย /home/ชื่อผู้ใช้/Documents หรือ /home/ชื่อผู้ใช้/Desktop</text:span></text:p>
        </text:list-item>
        <text:list-item>
          <text:p text:style-name="P15"><text:span text:style-name="T11">IMAP</text:span>: Internet Message Access Protocol เป็น Protocol ที่ทำให้ e-mail client สามารถเข้าถึง mail server ระยะไกล รองรับการทำงานทั้งโหมดออฟไลน์และออนไลน์</text:p>
        </text:list-item>
        <text:list-item>
          <text:p text:style-name="P16"><text:span text:style-name="T11">Interface</text:span>: จุดที่มีการทำงานร่วมกันระหว่างแต่ละส่วนของคอมพวิเตอร์ มักจะหมายถึงการเชื่อมต่อระหว่างคอมพิวเตอร์และเครือข่าย ตัวอย่างของชื่ออินเทอร์เฟซใน <text:s text:c="9"/>MX Linux เช่น <text:span text:style-name="T11">WLAN</text:span> (ไร้สาย) และ <text:span text:style-name="T11">eth0</text:span> (การต่อสายทั่วไป)</text:p>
        </text:list-item>
        <text:list-item>
          <text:p text:style-name="P16"><text:span text:style-name="T11">IRC</text:span>: Internet Relay Chat เป็นโปรโตคอลเก่าในการแลกเปลี่ยนข้อความ</text:p>
        </text:list-item>
        <text:list-item>
          <text:p text:style-name="P16"><text:span text:style-name="T11">ISO</text:span>: disk image มาตรฐานสากลที่มีไฟล์ข้อมูลและ Metadata ของระบบไฟล์ รวมถึง boot code โครงสร้าง และ attributes เป็นวิธีหนึ่งในการจัดส่ง Linux เวอร์ชันต่าง ๆ เช่น MX Linux บนอินเทอร์เน็ต ดู <text:span text:style-name="T11">disk image</text:span></text:p>
        </text:list-item>
        <text:list-item>
          <text:p text:style-name="P17"><text:span text:style-name="T11">Kernel</text:span>: ชั้นของซอฟต์แวร์ในระบบปฏิบัติการที่กระทำต่อฮาร์ดแวร์โดยตรง</text:p>
        </text:list-item>
        <text:list-item>
          <text:p text:style-name="P17"><text:span text:style-name="T11">LiveCD/DVD</text:span>: แผ่น disc บูตได้ที่มีระบบปฏิบัติการ มักมาพร้อม desktop environment แอปพลิเคชัน และฟังก์ชันฮาร์ดแวร์ที่จำเป็น</text:p>
        </text:list-item>
        <text:list-item>
          <text:p text:style-name="P17"><text:span text:style-name="T11">LiveMedium</text:span>: หมายถึงทั้ง LiveCD/DVD และ LiveUSB</text:p>
        </text:list-item>
        <text:list-item>
          <text:p text:style-name="P17"><text:span text:style-name="T11">LiveUSB</text:span>: แฟลชไดรฟ์ USB ที่โหลดระบบปฏิบัติการไว้และสามารถบูตได้ (ดู LiveDVD)</text:p>
        </text:list-item>
        <text:list-item>
          <text:p text:style-name="P17"><text:span text:style-name="T11">MAC Address</text:span>: Address ของฮาร์ดแวร์ที่เป็นเอกลักษณ์ของแต่ละ node (จุดของการเชื่อมต่อ) ในเครือข่าย เป็นสตริงที่ประกอบด้วย 2 ตัวอักษรหรือตัวเลข 6 ชุด คั่นด้วย :</text:p>
        </text:list-item>
        <text:list-item>
          <text:p text:style-name="P18"><text:span text:style-name="T11">Man page</text:span>: ย่อมาจาก <text:span text:style-name="T11">manual</text:span> ประกอบด้วยเกี่ยวกับสวิตช์, arguments และการกระทำภายในของคำสั่งหนึ่ง แอปพลิเคชันกราฟิกส่วนใหญ่มี man pages เช่นกัน ซึ่งจะให้ <text:s text:c="3"/>รายละเอียดเกี่ยวกับตัวเลือกคอมมานด์ไลน์ที่สามารถใช้ได้ มีให้ใช้ใน Start menu โดยการพิมพ์ # หน้าชื่อของ man page ในกล่องค้นหา เช่น: #pulseaudio</text:p>
        </text:list-item>
        <text:list-item>
          <text:p text:style-name="P18"><text:soft-page-break/><text:span text:style-name="T11">MBR หรือ</text:span> <text:span text:style-name="T11">Master Boot Record</text:span>: Sector 512 ไบต์แรกของฮาร์ดดิสก์ที่สามารถบูตได้ ข้อมูลพิเศษที่เขียนลง MBR ทำให้ BIOS ของคอมพิวเตอร์สามารถส่งต่อขั้นตอนการบูตไปยังระบบปฏิบัติการได้</text:p>
        </text:list-item>
        <text:list-item>
          <text:p text:style-name="P18"><text:span text:style-name="T11">md5sum</text:span>: โปรแกรมที่คำนวณและตรวจสอบความสมบูรณ์ของไฟล์ MD5 hash (หรือ checksum) ทำงานเป็นลายนิ้วมือขนาดเล็กของไฟล์ เป็นไปได้ยากมากที่ไฟล์สองไฟล์ที่ไม่เหมือนกันจะมี MD5 hash ตรงกัน เนื่องจากการเปลี่ยนแปลงเกือบทั้งหมดจะทำให้ MD5 hash เปลี่ยนแปลงตามด้วย MD5 hash นิยมใช้ตรวจความสมบูรณ์ของไฟล์</text:p>
        </text:list-item>
        <text:list-item>
          <text:p text:style-name="P18"><text:span text:style-name="T11">mirror หรือ </text:span><text:span text:style-name="T16">mirror site</text:span>: เป็นไซต์บนอินเทอร์เน็ตอีกชุดหนึ่ง มักใช้ในการให้ข้อมูลเดียวกันจากหลายแหล่งเพื่อให้สามารถดาวน์โหลดได้อย่างเสถียร</text:p>
        </text:list-item>
        <text:list-item>
          <text:p text:style-name="P19"><text:span text:style-name="T11">module</text:span>: โค้ดชุดหนึ่งที่สามารถโหลดเข้า/นำออกจากเคอร์เนลตามต้องการ เป็นการเพิ่มฟังก์ชันให้เคอร์เนลโดยไม่ต้องรีบูตระบบ</text:p>
        </text:list-item>
        <text:list-item>
          <text:p text:style-name="P19"><text:span text:style-name="T11">mountpoint</text:span>: ตำแหน่งใน root file system ที่อุปกรณ์ที่นำออกได้หรือไม่ได้จะ <text:span text:style-name="T23">attach (mount) กับระบบและสามารถเข้าถึงได้เป็นไดเรกทอรีย่อย ฮาร์ดแวร์คอมพิวเตอร์ทั้งหมดต้องมี mountpoint ในระบบไฟล์เพื่อให้สามารถใช้งานได้ อุปกรณ์มาตรฐานส่วนใหญ่อย่างคีย์บอร์ด หน้าจอ และฮาร์ดดิสก์หลักจะถูก mount ตอนบูตโดยอัตโนมัติ</text:span></text:p>
        </text:list-item>
        <text:list-item>
          <text:p text:style-name="P20"><text:span text:style-name="T11">mtp</text:span>: ย่อมาจาก Media Transfer Protocol และทำงานในระดับไฟล์เพื่อให้อุปกรณ์ <text:s text:c="5"/>ไม่ต้องแสดงหน่วยความจำทั้งหมด อุปกรณ์แอนดรอยด์รุ่นเก่าจะใช้ <text:span text:style-name="T24">USB Mass Storage สำหรับส่งไฟล์ไปมากับคอมพิวเตอร์</text:span></text:p>
        </text:list-item>
        <text:list-item>
          <text:p text:style-name="P21"><text:span text:style-name="T10">NTFS®</text:span>: ระบบไฟล์ <text:span text:style-name="T24">New Technology File System ของ Microsoft ที่เปิดตัวเมื่อ 1993 กับระบบปฏิบัติการ Windows NT ที่เน้นไปทางเครือข่ายภาคธุรกิจ และมีรุ่นสำหรับให้คอมพิวเตอร์ Windows กระแสหลักหลังจาก Windows 2000 และยังเป็นระบบไฟล์มาตรฐานตั้งแต่ </text:span><text:span text:style-name="T25">Windows XP ที่เปิดตัวในช่วงหลังของปี 2001 กลุ่มคนใช้ Unix/Linux จะบอกว่าย่อมากจาก “Nice Try File System”</text:span></text:p>
        </text:list-item>
        <text:list-item>
          <text:p text:style-name="P22"><text:span text:style-name="T11">Open-source</text:span>: ซอฟต์แวร์ที่ปล่อยซอร์สโค้ดให้สาธารณะภายใต้สัญญาอนุญาตที่ให้ผู้ใช้สามารถแก้ไขและกระจายซอร์สโค้ดต่อ ในบางกรณีสัญญาอนุญาตโอเพนซอร์สจะจำกัดการกระจายของ binary executable code</text:p>
        </text:list-item>
        <text:list-item>
          <text:p text:style-name="P22"><text:span text:style-name="T11">Package</text:span>: ชุดข้อมูลที่แยกกันและ non-executable ที่มีข้อมูลสำหรับตัวจัดการแพ็กเกจในการติดตั้ง แพ็กเกจไม่จำเป็นต้องมีแอปพลิเคชันเดียว อาจเป็นเพียงส่วนหนึ่งของแอปพลิเคชันที่ใหญ่กว่า เครื่องมือเล็ก ๆ จำนวนมาก ข้อมูลแบบอักษร กราฟิก หรือไฟล์การช่วยเหลือ</text:p>
        </text:list-item>
        <text:list-item>
          <text:p text:style-name="P22"><text:soft-page-break/><text:span text:style-name="T11">Package manager</text:span>: ตัวจัดการแพ็กเกจอย่าง Synaptic หรือ Gdebi เป็นชุดเครื่องมือ <text:s text:c="4"/>ในการติดตั้ง อัปเกรด ตั้งค่า และลบแพ็กเกจซอฟต์แวร์</text:p>
        </text:list-item>
        <text:list-item>
          <text:p text:style-name="P22"><text:span text:style-name="T11">Panel</text:span>: Panel ใน Xfce4 ที่เริ่มต้นแล้วจะแสดงด้านซ้ายของหน้าจอและประกอบด้วยไอคอน โปรแกรมที่เปิดอยู่และการแจ้งเตือนของระบบ</text:p>
        </text:list-item>
        <text:list-item>
          <text:p text:style-name="P22"><text:span text:style-name="T11">Partition Table</text:span>: โครงสร้างหนึ่งของฮาร์ดดิสก์ที่ขยายออกมาจากรูปแบบพาร์ติชัน <text:span text:style-name="T26">Master Boot Record (MBR) ที่ใช้ Globally Unique Identifiers (GUID) เพื่อทำให้สามารถมีได้มากกว่า 4 พาร์ติชันดั้งเดิม</text:span></text:p>
        </text:list-item>
        <text:list-item>
          <text:p text:style-name="P23"><text:span text:style-name="T11">Persistence</text:span>: ความสามารถในการรัน LiveUSB ที่รักษาการเปลี่ยนแปลงในเซสชัน live</text:p>
        </text:list-item>
        <text:list-item>
          <text:p text:style-name="P23"><text:span text:style-name="T11">Port</text:span>: การเชื่อมต่อข้อมูลเสมือนที่สามารถใช้โดยโปรแกรมเพื่อแลกเปลี่ยนข้อมูลโดยตรงแทนที่จะผ่านไฟล์หรือตำแหน่งที่จัดเก็บชั่วคราว พอร์ตจะมีตัวเลขสำหรับแต่ละโปรโตคอลและแอปพลิเคชัน เช่น 80 สำหรับ HTTP, 5190 สำหรับ AIM ฯลฯ</text:p>
        </text:list-item>
        <text:list-item>
          <text:p text:style-name="P23"><text:span text:style-name="T11">Purge</text:span>: คำสั่งที่ไม่เพียงแค่จะลบแพ็กเกจเท่านั้น แต่จะลบไฟล์การตั้งค่าและข้อมูลที่เกี่ยวข้องอีกด้วย (อย่างไรก็ตาม ไม่ใช่ที่อยู่ในไดเรกทอรี <text:span text:style-name="T27">Home ของผู้ใช้)</text:span></text:p>
        </text:list-item>
        <text:list-item>
          <text:p text:style-name="P24"><text:span text:style-name="T11">Repo</text:span>: คำย่อของ Repository</text:p>
        </text:list-item>
        <text:list-item>
          <text:p text:style-name="P24"><text:span text:style-name="T11">Repository</text:span>: Software repository เป็นที่จัดเก็บบนอินเทอร์เน็ตที่สามารถรับซอฟต์แวร์มาได้และติดตั้งผ่านตัวจัดการแพ็กเกจ</text:p>
        </text:list-item>
        <text:list-item>
          <text:p text:style-name="P24"><text:span text:style-name="T11">Root</text:span>: มีสองความหมายในระบบปฏิบัติการ UNIX/Linux มีความสัมพันธ์กันค่อนข้างมาก แต่ควรเข้าใจความแตกต่างดังนี้:</text:p>
          <text:list>
            <text:list-item>
              <text:p text:style-name="P24"><text:span text:style-name="T11">Root file system</text:span> เป็นโครงสร้างไฟล์พื้นฐานที่ระบบปฏิบัติการสามารถเข้าถึงได้ <text:s text:c="4"/>ไม่ว่าจะเป็นโปรแกรม กระบวนการ ข้อมูล หรือ pipe ซึ่งควรเป็นไปตาม Unix Filesystem Hierarchy Standard ที่กำหนดว่าไฟล์แต่ละประเภทของไฟล์ควรอยู่ส่วนใดของโครงสร้าง</text:p>
            </text:list-item>
            <text:list-item>
              <text:p text:style-name="P24"><text:span text:style-name="T11">Root user</text:span> ที่เป็นเจ้าของ Root file system และมีสิทธิ์ทั้งหมดในการทำสิ่งใดก็ได้ กับไฟล์ใดก็ตาม ในขณะที่บางครั้งเราจำเป็นต้องสมมติว่าเป็น <text:span text:style-name="T20">root user</text:span><text:span text:style-name="T28"> ชั่วคราวในการติดตั้งหรือตั้งค่าโปรแกรม การล็อกอินและทำงานเป็น root นั้นเป็นอันตรายและเป็นการฝ่าฝืนโครงสร้างความปลอดภัยพื้นฐานของ Unix/Linux ยกเว้นมีเหตุจำเป็นเท่านั้น ในคอมมานด์ไลน์ผู้ใช้สามารถใช้สิทธิ์ root ชั่วคราวได้โดยการใช้คำสั่ง </text:span><text:span text:style-name="T15">su</text:span><text:span text:style-name="T28"> และใส่รหัสผ่าน root</text:span></text:p>
            </text:list-item>
          </text:list>
        </text:list-item>
        <text:list-item>
          <text:p text:style-name="P29"><text:soft-page-break/><text:span text:style-name="T33">Runlevel</text:span><text:span text:style-name="T30">: คือ preset operating state บนระบบปฏิบัติการ Unix-like ระบบสามารถบูตเข้าหนึ่งในหลาย runlevel ที่แต่ละอันจะแสดงเป็นจำนวนเต็มหลักเดียว แต่ละ runlevel กำหนดค่าระบบที่แตกต่างกันและอนุญาตการเข้าถึงกระบวนการในชุดที่ต่างกัน เช่น instances ของการรันโปรแกรม </text:span><text:span text:style-name="T31">(</text:span><text:span text:style-name="T30">ดูหัวข้อ 7.5</text:span><text:span text:style-name="T31">)</text:span></text:p>
        </text:list-item>
        <text:list-item>
          <text:p text:style-name="P30"><text:span text:style-name="T32">Script</text:span><text:span text:style-name="T29">: ไฟล์ Text ที่สามารถ execute ได้ ประกอบด้วยคำสั่งที่สามารถเข้าใจได้ <text:s text:c="8"/>มักหมายถึงสคริปต์ BASH ที่ใช้กันแพร่หลายในเบื้องหลังของระบบปฏิบัติการ Linux และอาจใช้ในภาษาอื่นด้วย</text:span></text:p>
        </text:list-item>
        <text:list-item>
          <text:p text:style-name="P30"><text:span text:style-name="T32">Session</text:span><text:span text:style-name="T29">: เซสชันล็อกอินเป็นช่วงของกิจกรรมระหว่างผู้ใช้ล็อกอินและล็อกเอาท์ ใน MX Linux จะหมายถึงช่วงเวลาที่ “process” ของผู้ใช้ (โค้ดและกิจกรรมของโปรแกรม) <text:s text:c="4"/>ที่ Xfce เรียกขึ้น</text:span></text:p>
        </text:list-item>
        <text:list-item>
          <text:p text:style-name="P30"><text:span text:style-name="T32">SSD</text:span><text:span text:style-name="T29">: Solid-State-Drive เป็นอุปกรณ์ความจำ nonvolatile ที่จัดเก็บข้อมูลระยะยาว <text:s text:c="4"/>ลงบนหน่วยความจำแฟลชแบบ solid-state</text:span></text:p>
        </text:list-item>
        <text:list-item>
          <text:p text:style-name="P30"><text:span text:style-name="T32">Source code</text:span><text:span text:style-name="T29">: โค้ดที่สามารถอ่านได้โดยมนุษย์ของซอฟต์แวร์ก่อนที่จะถูก assemble หรือ compile ไปเป็นโค้ดแบบ machine-language</text:span></text:p>
        </text:list-item>
        <text:list-item>
          <text:p text:style-name="P30"><text:span text:style-name="T32">Switch</text:span><text:span text:style-name="T29">: สวิตช์ (อาจเรียก flag, option หรือพารามิเตอร์) เป็น modifier ที่เติมลงในคำสั่งเพื่อเปลี่ยนพฤติกรรม ตัวอย่างที่พบบ่อยได้แก่ </text:span><text:span text:style-name="T32">-R</text:span><text:span text:style-name="T29"> (recursive) ที่บอกให้คอมพิวเตอร์ให้ประมวลผลคำสั่งกับไดเรกทอรีย่อยทั้งหมด</text:span></text:p>
        </text:list-item>
        <text:list-item>
          <text:p text:style-name="P30"><text:span text:style-name="T32">Symlink หรือ Symbolic link, Soft link</text:span><text:span text:style-name="T29">: เป็นไฟล์ชนิดพิเศษที่ชี้ไปหาไฟล์ หรือไดเรกทอรี ทำให้ไฟล์เดียวกันแสดงขึ้นได้หลายชื่อและ/หรือหลายตำแหน่งในระบบ</text:span></text:p>
        </text:list-item>
        <text:list-item>
          <text:p text:style-name="P25"><text:span text:style-name="T11">Tarball</text:span>: ฟอร์แมตของ archive ซึ่งคล้ายกับ zip และเป็นที่นิยมบนแพลตฟอร์ม Linux <text:s text:c="5"/>จะแตกต่างจากไฟล์ zip ตรงที่ tarball จะใช้หนึ่งในวิธีการบีบอัดไฟล์หลาย ๆ วิธี เช่น gzip หรือ bzip2 และจะใช้นามสกุลไฟล์อย่าง .tgz, .tar.gz หรือ .tar.bz2 เป็นต้น</text:p>
          <text:p text:style-name="P25">MX รองรับ archive หลายแบบด้วยแอปพลิเคชัน “Archive Manager” และสามารถ extract archive โดยการคลิกขวาที่ archive ใน Thunar</text:p>
        </text:list-item>
        <text:list-item>
          <text:p text:style-name="P26"><text:span text:style-name="T11">(U)EFI: Unified Extensible Firmware Interface</text:span> เป็นเฟิร์มแวร์ระบบชนิดหนึ่งที่ใช้ในคอมพิวเตอร์รุ่นใหม่ ๆ และเป็นอินเทอร์เฟซซอฟต์แวร์ระหว่างระบบปฏิบัติการและเฟิร์มแวร์ของแพลตฟอร์ม พัฒนามาจาก BIOS เดิม</text:p>
        </text:list-item>
        <text:list-item>
          <text:p text:style-name="P26"><text:soft-page-break/><text:span text:style-name="T11">Unix หรือ UNIX</text:span>: ระบบปฏิบัติการที่ <text:span text:style-name="T34">Linux ใช้เป็นต้นแบบ พัฒนาขึ้นในปีค.ศ. 1960 <text:s text:c="3"/>ที่ Bell Labs สำหรับใช้งานบนเซิร์ฟเวอร์และเมนเฟรมเป็นหลัก และ Unix มีหลายชนิดเช่นเดียวกับ Linux</text:span></text:p>
        </text:list-item>
        <text:list-item>
          <text:p text:style-name="P27"><text:span text:style-name="T11">UUID (Universally Unique Identifier)</text:span>: หมายเลข 128 บิตที่ใช้ระบุตัวตนของวัตถุ <text:s text:c="2"/>หรือข้อมูลที่อยู่บนอินเทอร์เน็ต</text:p>
        </text:list-item>
        <text:list-item>
          <text:p text:style-name="P27"><text:span text:style-name="T11">Window Manager</text:span>: ชิ้นส่วนหนึ่งของ Desktop environment ที่มีความสามารถในการขยาย/ย่อ/ปิด/ย้ายหน้าต่างในสภาวะ GUI และบางครั้งสามารถใช้แทน Desktop Environment ได้ MX Linux ใช้ Window Manager ของ Xfce4 เป็นหลัก</text:p>
        </text:list-item>
        <text:list-item>
          <text:p text:style-name="P28"><text:span text:style-name="T11">X หรือ X11, Xorg</text:span>: X Window System เป็นโปรโตคอลเครือข่ายและแสดงผลที่ให้ความสามารถ windowing บนหน้าจอ bitmap เป็นเครื่องมือและโปรโตคอลมาตรฐานในการสร้างอินเทอร์เฟซผู้ใช้แบบกราฟิก (GUIs) บนระบบปฏิบัติการ Unix-like และ OpenVMS รองรับระบบปฏิบัติการสมัยใหม่เกือบทั้งหมด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ngsana New2" svg:font-family="'Angsana New'"/>
    <style:font-face style:name="Liberation Mono" svg:font-family="'Liberation Mono'" style:font-family-generic="modern" style:font-pitch="fixed"/>
    <style:font-face style:name="Angsana New" svg:font-family="'Angsana New'" style:font-pitch="variable"/>
    <style:font-face style:name="Garuda" svg:font-family="Garud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2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2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 style:font-family-complex="'Angsana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1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4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7P0"/>
    </number:currency-style>
    <number:currency-style style:name="N14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0P0"/>
    </number:currency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currency-style style:name="N15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8P0"/>
    </number:currency-style>
    <number:date-style style:name="N159">
      <number:day-of-week number:calendar="jewish" number:style="long"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0">
      <number:day-of-week number:calendar="jewish" number:style="long"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5">
      <number:day number:calendar="jewish"/>
      <number:text> </number:text>
      <number:month number:calendar="jewish" number:style="long" number:textual="true"/>
    </number:date-style>
    <number:date-style style:name="N166">
      <number:month number:calendar="jewish" number:style="long" number:textual="true"/>
      <number:text> </number:text>
      <number:day number:calendar="jewish"/>
    </number:date-style>
    <number:date-style style:name="N167">
      <number:month number:calendar="jewish" number:style="long" number:textual="true"/>
      <number:text> </number:text>
      <number:year number:calendar="jewish" number:style="long"/>
    </number:date-style>
    <number:date-style style:name="N168">
      <number:month number:calendar="jewish" number:style="long" number:textual="true"/>
    </number:date-style>
    <number:date-style style:name="N169">
      <number:month number:calendar="buddhist" number:style="long"/>
      <number:text>/</number:text>
      <number:day number:calendar="buddhist" number:style="long"/>
      <number:text>/</number:text>
      <number:year number:calendar="buddhist"/>
    </number:date-style>
    <number:date-style style:name="N170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</number:date-style>
    <number:date-style style:name="N171">
      <number:month number:calendar="buddhist" number:style="long"/>
      <number:text>/</number:text>
      <number:day number:calendar="buddhist" number:style="long"/>
      <number:text>/</number:text>
      <number:year number:calendar="buddhist"/>
      <number:text> </number:text>
      <number:hours number:style="long"/>
      <number:text>:</number:text>
      <number:minutes number:style="long"/>
    </number:date-style>
    <number:date-style style:name="N172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1ffd6c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1ffd6c" style:font-size-asian="10pt" style:font-style-asian="italic" style:font-name-complex="Garuda" style:font-size-complex="10pt" style:font-style-complex="italic"/>
    </style:style>
    <style:style style:name="MP4" style:family="paragraph" style:parent-style-name="Footer">
      <style:paragraph-properties fo:text-align="center" style:justify-single-word="false"/>
      <style:text-properties style:font-name="Garuda" fo:font-size="10pt" officeooo:rsid="00f5e53f" officeooo:paragraph-rsid="011ffd6c" style:font-size-asian="10pt" style:font-name-complex="Garuda" style:font-size-complex="10pt"/>
    </style:style>
    <style:style style:name="MT1" style:family="text">
      <style:text-properties style:font-name="Garuda" fo:font-size="10pt" officeooo:rsid="0014c53f" style:font-size-asian="10pt" style:font-name-complex="Garuda" style:font-size-complex="10pt"/>
    </style:style>
    <style:style style:name="MT2" style:family="text">
      <style:text-properties style:font-name="Garuda" fo:font-size="10pt" officeooo:rsid="0101f2a9" style:font-size-asian="10pt" style:font-name-complex="Garuda" style:font-size-complex="10pt"/>
    </style:style>
    <style:style style:name="MT3" style:family="text">
      <style:text-properties style:font-name="Garuda" fo:font-size="10pt" officeooo:rsid="0048f5a9" style:font-size-asian="10pt" style:font-name-complex="Garuda" style:font-size-complex="10pt"/>
    </style:style>
    <style:style style:name="MT4" style:family="text">
      <style:text-properties fo:font-size="8pt" officeooo:rsid="0101f2a9" style:font-size-complex="8pt"/>
    </style:style>
    <style:style style:name="MT5" style:family="text">
      <style:text-properties fo:font-size="8pt" style:font-size-complex="8pt"/>
    </style:style>
    <style:style style:name="MT6" style:family="text">
      <style:text-properties officeooo:rsid="0101f2a9"/>
    </style:style>
    <style:style style:name="MT7" style:family="text">
      <style:text-properties officeooo:rsid="01078ef8"/>
    </style:style>
    <style:style style:name="MT8" style:family="text">
      <style:text-properties officeooo:rsid="01037dd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6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13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MX-19 </text:span><text:span text:style-name="MT2">Manual in Thai for</text:span><text:span text:style-name="MT1"> </text:span><text:span text:style-name="MT3">FreeSchoolWare </text:span><text:span text:style-name="MT2">users</text:span></text:p>
        <text:p text:style-name="MP3"><text:span text:style-name="MT4">Based on </text:span><text:span text:style-name="MT5">MX Linux Community Documentation Project. 2020. Users Manual for MX Linux.</text:span></text:p>
      </style:header>
      <style:footer>
        <text:p text:style-name="MP4"><draw:line text:anchor-type="paragraph" draw:z-index="21" draw:name="Shape2_1" draw:style-name="Mgr1" draw:text-style-name="MP2" svg:x1="0.004cm" svg:y1="0cm" svg:x2="16.99cm" svg:y2="0cm"><text:p/></draw:line><text:span text:style-name="MT6">Made possible by</text:span><text:span text:style-name="MT7"> </text:span><text:a xlink:type="simple" xlink:href="http://www.youtube.com/c/PGTechs" text:style-name="Internet_20_link" text:visited-style-name="Visited_20_Internet_20_Link"><text:span text:style-name="MT7">PG Techs</text:span></text:a><text:span text:style-name="MT7"> </text:span><text:span text:style-name="MT6">and</text:span><text:span text:style-name="MT7"> MX Linux </text:span><text:span text:style-name="MT6">community members</text:span><text:span text:style-name="MT8">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5T19:35:23.266909826</dc:date>
    <meta:editing-duration>PT16H38S</meta:editing-duration>
    <meta:editing-cycles>81</meta:editing-cycles>
    <meta:generator>LibreOffice/7.0.0.1$MacOSX_X86_64 LibreOffice_project/04ba7e3f1e51af6c5d653e543a620e36719083fd</meta:generator>
    <meta:document-statistic meta:table-count="0" meta:image-count="1" meta:object-count="0" meta:page-count="7" meta:paragraph-count="69" meta:word-count="2719" meta:character-count="10576" meta:non-whitespace-character-count="9680"/>
  </office:meta>
</office:document-meta>
</file>